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5.65052414" calcext:value-type="float">
            <text:p>45,65052414</text:p>
          </table:table-cell>
          <table:table-cell office:value-type="float" office:value="7.894821332E-027" calcext:value-type="float">
            <text:p>7,89E-027</text:p>
          </table:table-cell>
          <table:table-cell office:value-type="float" office:value="-4.088095665" calcext:value-type="float">
            <text:p>-4,08809566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5.70007706" calcext:value-type="float">
            <text:p>45,70007706</text:p>
          </table:table-cell>
          <table:table-cell office:value-type="float" office:value="8.342063865E-027" calcext:value-type="float">
            <text:p>8,34E-027</text:p>
          </table:table-cell>
          <table:table-cell office:value-type="float" office:value="4.08927536" calcext:value-type="float">
            <text:p>4,08927536</text:p>
          </table:table-cell>
          <table:table-cell table:style-name="ce2" table:formula="of:=ABS(SUM([.E2:.E3])/[.E2])" office:value-type="float" office:value="0.000288568344938733" calcext:value-type="float">
            <text:p>0,000288568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061" calcext:value-type="float">
            <text:p>68061</text:p>
          </table:table-cell>
          <table:table-cell office:value-type="float" office:value="51.00354385" calcext:value-type="float">
            <text:p>51,00354385</text:p>
          </table:table-cell>
          <table:table-cell office:value-type="float" office:value="7.584604829E-021" calcext:value-type="float">
            <text:p>7,58E-021</text:p>
          </table:table-cell>
          <table:table-cell office:value-type="float" office:value="-2.886100054" calcext:value-type="float">
            <text:p>-2,88610005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061" calcext:value-type="float">
            <text:p>68061</text:p>
          </table:table-cell>
          <table:table-cell office:value-type="float" office:value="51.02043915" calcext:value-type="float">
            <text:p>51,02043915</text:p>
          </table:table-cell>
          <table:table-cell office:value-type="float" office:value="2.709817837E-021" calcext:value-type="float">
            <text:p>2,71E-021</text:p>
          </table:table-cell>
          <table:table-cell office:value-type="float" office:value="2.887994051" calcext:value-type="float">
            <text:p>2,887994051</text:p>
          </table:table-cell>
          <table:table-cell table:formula="of:=ABS(SUM([.E4:.E5])/[.E4])" office:value-type="float" office:value="0.000656247865480362" calcext:value-type="float">
            <text:p>0,000656247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200" calcext:value-type="float">
            <text:p>68200</text:p>
          </table:table-cell>
          <table:table-cell office:value-type="float" office:value="51.89619827" calcext:value-type="float">
            <text:p>51,89619827</text:p>
          </table:table-cell>
          <table:table-cell office:value-type="float" office:value="1.961535904E-017" calcext:value-type="float">
            <text:p>1,96E-017</text:p>
          </table:table-cell>
          <table:table-cell office:value-type="float" office:value="-2.343283653" calcext:value-type="float">
            <text:p>-2,34328365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200" calcext:value-type="float">
            <text:p>68200</text:p>
          </table:table-cell>
          <table:table-cell office:value-type="float" office:value="51.79888535" calcext:value-type="float">
            <text:p>51,79888535</text:p>
          </table:table-cell>
          <table:table-cell office:value-type="float" office:value="2.568991372E-017" calcext:value-type="float">
            <text:p>2,57E-017</text:p>
          </table:table-cell>
          <table:table-cell office:value-type="float" office:value="2.346470594" calcext:value-type="float">
            <text:p>2,346470594</text:p>
          </table:table-cell>
          <table:table-cell table:style-name="ce3" table:formula="of:=ABS(SUM([.E6:.E7])/[.E6])" office:value-type="float" office:value="0.00136003210534071" calcext:value-type="float">
            <text:p>0,001360032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8508" calcext:value-type="float">
            <text:p>68508</text:p>
          </table:table-cell>
          <table:table-cell office:value-type="float" office:value="52.0552597" calcext:value-type="float">
            <text:p>52,0552597</text:p>
          </table:table-cell>
          <table:table-cell office:value-type="float" office:value="3.132046412E-015" calcext:value-type="float">
            <text:p>3,13E-015</text:p>
          </table:table-cell>
          <table:table-cell office:value-type="float" office:value="-2.009676933" calcext:value-type="float">
            <text:p>-2,00967693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8508" calcext:value-type="float">
            <text:p>68508</text:p>
          </table:table-cell>
          <table:table-cell office:value-type="float" office:value="51.83559799" calcext:value-type="float">
            <text:p>51,83559799</text:p>
          </table:table-cell>
          <table:table-cell office:value-type="float" office:value="4.062277265E-015" calcext:value-type="float">
            <text:p>4,06E-015</text:p>
          </table:table-cell>
          <table:table-cell office:value-type="float" office:value="2.011509657" calcext:value-type="float">
            <text:p>2,011509657</text:p>
          </table:table-cell>
          <table:table-cell table:style-name="ce3" table:formula="of:=ABS(SUM([.E8:.E9])/[.E8])" office:value-type="float" office:value="0.000911949562591604" calcext:value-type="float">
            <text:p>0,000911949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8897" calcext:value-type="float">
            <text:p>68897</text:p>
          </table:table-cell>
          <table:table-cell office:value-type="float" office:value="51.93729782" calcext:value-type="float">
            <text:p>51,93729782</text:p>
          </table:table-cell>
          <table:table-cell office:value-type="float" office:value="0.00000000000003811519175" calcext:value-type="float">
            <text:p>3,81E-014</text:p>
          </table:table-cell>
          <table:table-cell office:value-type="float" office:value="-1.776567698" calcext:value-type="float">
            <text:p>-1,776567698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8897" calcext:value-type="float">
            <text:p>68897</text:p>
          </table:table-cell>
          <table:table-cell office:value-type="float" office:value="51.89774704" calcext:value-type="float">
            <text:p>51,89774704</text:p>
          </table:table-cell>
          <table:table-cell office:value-type="float" office:value="0.00000000000002128771504" calcext:value-type="float">
            <text:p>2,13E-014</text:p>
          </table:table-cell>
          <table:table-cell office:value-type="float" office:value="1.777414203" calcext:value-type="float">
            <text:p>1,777414203</text:p>
          </table:table-cell>
          <table:table-cell table:style-name="ce3" table:formula="of:=ABS(SUM([.E10:.E11])/[.E10])" office:value-type="float" office:value="0.000476483390389868" calcext:value-type="float">
            <text:p>0,000476483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233" calcext:value-type="float">
            <text:p>69233</text:p>
          </table:table-cell>
          <table:table-cell office:value-type="float" office:value="51.94570923" calcext:value-type="float">
            <text:p>51,94570923</text:p>
          </table:table-cell>
          <table:table-cell office:value-type="float" office:value="0.0000000000009362401262" calcext:value-type="float">
            <text:p>9,36E-013</text:p>
          </table:table-cell>
          <table:table-cell office:value-type="float" office:value="-1.601539731" calcext:value-type="float">
            <text:p>-1,60153973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233" calcext:value-type="float">
            <text:p>69233</text:p>
          </table:table-cell>
          <table:table-cell office:value-type="float" office:value="51.95793152" calcext:value-type="float">
            <text:p>51,95793152</text:p>
          </table:table-cell>
          <table:table-cell office:value-type="float" office:value="0.000000000001368476838" calcext:value-type="float">
            <text:p>1,37E-012</text:p>
          </table:table-cell>
          <table:table-cell office:value-type="float" office:value="1.601706505" calcext:value-type="float">
            <text:p>1,601706505</text:p>
          </table:table-cell>
          <table:table-cell table:formula="of:=ABS(SUM([.E12:.E13])/[.E12])" office:value-type="float" office:value="0.000104133538976313" calcext:value-type="float">
            <text:p>0,000104133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9303" calcext:value-type="float">
            <text:p>69303</text:p>
          </table:table-cell>
          <table:table-cell office:value-type="float" office:value="51.99020386" calcext:value-type="float">
            <text:p>51,99020386</text:p>
          </table:table-cell>
          <table:table-cell office:value-type="float" office:value="0.000000000001371601942" calcext:value-type="float">
            <text:p>1,37E-012</text:p>
          </table:table-cell>
          <table:table-cell office:value-type="float" office:value="-1.461773396" calcext:value-type="float">
            <text:p>-1,461773396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9303" calcext:value-type="float">
            <text:p>69303</text:p>
          </table:table-cell>
          <table:table-cell office:value-type="float" office:value="51.99423599" calcext:value-type="float">
            <text:p>51,99423599</text:p>
          </table:table-cell>
          <table:table-cell office:value-type="float" office:value="0.000000000001720280602" calcext:value-type="float">
            <text:p>1,72E-012</text:p>
          </table:table-cell>
          <table:table-cell office:value-type="float" office:value="1.461813211" calcext:value-type="float">
            <text:p>1,461813211</text:p>
          </table:table-cell>
          <table:table-cell table:formula="of:=ABS(SUM([.E14:.E15])/[.E14])" office:value-type="float" office:value="0.0000272374638292118" calcext:value-type="float">
            <text:p>2,72374638292118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9331" calcext:value-type="float">
            <text:p>69331</text:p>
          </table:table-cell>
          <table:table-cell office:value-type="float" office:value="52.0157547" calcext:value-type="float">
            <text:p>52,0157547</text:p>
          </table:table-cell>
          <table:table-cell office:value-type="float" office:value="0.00000000002544071724" calcext:value-type="float">
            <text:p>2,54E-011</text:p>
          </table:table-cell>
          <table:table-cell office:value-type="float" office:value="-1.347289443" calcext:value-type="float">
            <text:p>-1,347289443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9331" calcext:value-type="float">
            <text:p>69331</text:p>
          </table:table-cell>
          <table:table-cell office:value-type="float" office:value="52.10721207" calcext:value-type="float">
            <text:p>52,10721207</text:p>
          </table:table-cell>
          <table:table-cell office:value-type="float" office:value="0.0000000002884028016" calcext:value-type="float">
            <text:p>2,88E-010</text:p>
          </table:table-cell>
          <table:table-cell office:value-type="float" office:value="1.347821712" calcext:value-type="float">
            <text:p>1,347821712</text:p>
          </table:table-cell>
          <table:table-cell table:formula="of:=ABS(SUM([.E16:.E17])/[.E16])" office:value-type="float" office:value="0.000395066555865553" calcext:value-type="float">
            <text:p>0,000395066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9599" calcext:value-type="float">
            <text:p>69599</text:p>
          </table:table-cell>
          <table:table-cell office:value-type="float" office:value="52.06988525" calcext:value-type="float">
            <text:p>52,06988525</text:p>
          </table:table-cell>
          <table:table-cell office:value-type="float" office:value="0.0000000002125571663" calcext:value-type="float">
            <text:p>2,13E-010</text:p>
          </table:table-cell>
          <table:table-cell office:value-type="float" office:value="-1.250472307" calcext:value-type="float">
            <text:p>-1,250472307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9599" calcext:value-type="float">
            <text:p>69599</text:p>
          </table:table-cell>
          <table:table-cell office:value-type="float" office:value="52.10739517" calcext:value-type="float">
            <text:p>52,10739517</text:p>
          </table:table-cell>
          <table:table-cell office:value-type="float" office:value="0.0000000005721883523" calcext:value-type="float">
            <text:p>5,72E-010</text:p>
          </table:table-cell>
          <table:table-cell office:value-type="float" office:value="1.250801444" calcext:value-type="float">
            <text:p>1,250801444</text:p>
          </table:table-cell>
          <table:table-cell table:style-name="ce3" table:formula="of:=ABS(SUM([.E18:.E19])/[.E18])" office:value-type="float" office:value="0.000263210147204031" calcext:value-type="float">
            <text:p>0,000263210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9692" calcext:value-type="float">
            <text:p>69692</text:p>
          </table:table-cell>
          <table:table-cell office:value-type="float" office:value="52.11454391" calcext:value-type="float">
            <text:p>52,11454391</text:p>
          </table:table-cell>
          <table:table-cell office:value-type="float" office:value="0.000000006408850339" calcext:value-type="float">
            <text:p>6,41E-009</text:p>
          </table:table-cell>
          <table:table-cell office:value-type="float" office:value="-1.167448878" calcext:value-type="float">
            <text:p>-1,167448878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9692" calcext:value-type="float">
            <text:p>69692</text:p>
          </table:table-cell>
          <table:table-cell office:value-type="float" office:value="52.23897934" calcext:value-type="float">
            <text:p>52,23897934</text:p>
          </table:table-cell>
          <table:table-cell office:value-type="float" office:value="0.000000001383749892" calcext:value-type="float">
            <text:p>1,38E-009</text:p>
          </table:table-cell>
          <table:table-cell office:value-type="float" office:value="1.16792047" calcext:value-type="float">
            <text:p>1,16792047</text:p>
          </table:table-cell>
          <table:table-cell table:style-name="ce3" table:formula="of:=ABS(SUM([.E20:.E21])/[.E20])" office:value-type="float" office:value="0.00040395087860971" calcext:value-type="float">
            <text:p>0,000403950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9926" calcext:value-type="float">
            <text:p>69926</text:p>
          </table:table-cell>
          <table:table-cell office:value-type="float" office:value="52.24168015" calcext:value-type="float">
            <text:p>52,24168015</text:p>
          </table:table-cell>
          <table:table-cell office:value-type="float" office:value="0.00000001056677768" calcext:value-type="float">
            <text:p>1,06E-008</text:p>
          </table:table-cell>
          <table:table-cell office:value-type="float" office:value="1.094745874" calcext:value-type="float">
            <text:p>1,094745874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488687985322609" calcext:value-type="float">
            <text:p>0,0004886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/00/0000</text:date>, <text:time style:data-style-name="N2" text:time-value="0000-00-00T21:53:47.36577237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8T21:55:08.234777008</dc:date>
    <meta:generator>LibreOffice/4.1.4.2$Linux_X86_64 LibreOffice_project/410m0$Build-2</meta:generator>
    <meta:editing-duration>P0D</meta:editing-duration>
    <meta:editing-cycles>1</meta:editing-cycles>
    <meta:document-statistic meta:table-count="1" meta:cell-count="121" meta:object-count="0"/>
  </office:meta>
</office:document-meta>
</file>